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4.221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36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kash Kumar Dash</text:p>
          </table:table-cell>
          <table:table-cell office:value-type="string" calcext:value-type="string">
            <text:p>20-07-2020</text:p>
          </table:table-cell>
          <table:table-cell office:value-type="string" calcext:value-type="string">
            <text:p>Many many Happy Returns of the day. 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a xlink:href="mailto:test@gmail.com" xlink:type="simple">test@gmail.com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anita Dash</text:p>
          </table:table-cell>
          <table:table-cell office:value-type="string" calcext:value-type="string">
            <text:p>20-07-2020</text:p>
          </table:table-cell>
          <table:table-cell office:value-type="string" calcext:value-type="string">
            <text:p>Many many Happy Returns of the day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a xlink:href="mailto:test@gmail.com" xlink:type="simple">test@gmail.com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ubhagini Mishra</text:p>
          </table:table-cell>
          <table:table-cell office:value-type="string" calcext:value-type="string">
            <text:p>20-07-2020</text:p>
          </table:table-cell>
          <table:table-cell office:value-type="string" calcext:value-type="string">
            <text:p>Many many Happy Returns of the day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a xlink:href="mailto:test@gmail.com" xlink:type="simple">test@gmail.com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ma</text:p>
          </table:table-cell>
          <table:table-cell table:style-name="ce2" office:value-type="string" calcext:value-type="string">
            <text:p>20-07-2020</text:p>
          </table:table-cell>
          <table:table-cell office:value-type="string" calcext:value-type="string">
            <text:p>Many many Happy Returns of the day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a xlink:href="mailto:test@gmail.com" xlink:type="simple">test@gmail.com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ba</text:p>
          </table:table-cell>
          <table:table-cell office:value-type="string" calcext:value-type="string">
            <text:p>20-07-2020</text:p>
          </table:table-cell>
          <table:table-cell office:value-type="string" calcext:value-type="string">
            <text:p>Many many Happy Returns of the day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a xlink:href="mailto:test@gmail.com" xlink:type="simple">test@gmail.com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usa</text:p>
          </table:table-cell>
          <table:table-cell office:value-type="string" calcext:value-type="string">
            <text:p>20-07-2020</text:p>
          </table:table-cell>
          <table:table-cell office:value-type="string" calcext:value-type="string">
            <text:p>Many many Happy Returns of the day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a xlink:href="mailto:test@gmail.com" xlink:type="simple">test@gmail.com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usi </text:p>
          </table:table-cell>
          <table:table-cell office:value-type="string" calcext:value-type="string">
            <text:p>20-07-2020</text:p>
          </table:table-cell>
          <table:table-cell office:value-type="string" calcext:value-type="string">
            <text:p>Many many Happy Returns of the day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a xlink:href="mailto:test@gmail.com" xlink:type="simple">test@gmail.com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ee </text:p>
          </table:table-cell>
          <table:table-cell office:value-type="string" calcext:value-type="string">
            <text:p>20-07-2020</text:p>
          </table:table-cell>
          <table:table-cell office:value-type="string" calcext:value-type="string">
            <text:p>Many many Happy Returns of the day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a xlink:href="mailto:test@gmail.com" xlink:type="simple">test@gmail.com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ja</text:p>
          </table:table-cell>
          <table:table-cell office:value-type="string" calcext:value-type="string">
            <text:p>20-07-2020</text:p>
          </table:table-cell>
          <table:table-cell office:value-type="string" calcext:value-type="string">
            <text:p>Many many Happy Returns of the day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a xlink:href="mailto:test@gmail.com" xlink:type="simple">test@gmail.com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mebody</text:p>
          </table:table-cell>
          <table:table-cell office:value-type="string" calcext:value-type="string">
            <text:p>20-07-2020</text:p>
          </table:table-cell>
          <table:table-cell office:value-type="string" calcext:value-type="string">
            <text:p>Many many Happy Returns of the day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<text:a xlink:href="mailto:test@gmail.com" xlink:type="simple">test@gmail.com</text:a>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19:21:03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0-10-11T22:23:01.745000000</dc:date>
    <meta:editing-duration>PT1H31M53S</meta:editing-duration>
    <meta:editing-cycles>10</meta:editing-cycles>
    <meta:document-statistic meta:table-count="1" meta:cell-count="66" meta:object-count="0"/>
  </office:meta>
</office:document-meta>
</file>